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3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4" table:default-cell-style-name="ce1"/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nstances</text:p>
          </table:table-cell>
          <table:table-cell office:value-type="string" calcext:value-type="string">
            <text:p><text:s/></text:p>
          </table:table-cell>
          <table:table-cell table:style-name="Default"/>
          <table:table-cell table:number-columns-repeated="3" table:style-name="Default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<text:s/></text:p>
          </table:table-cell>
          <table:table-cell table:number-columns-repeated="5"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Instance Name</text:p>
          </table:table-cell>
          <table:table-cell office:value-type="string" calcext:value-type="string">
            <text:p>k</text:p>
          </table:table-cell>
          <table:table-cell table:style-name="Default" office:value-type="string" calcext:value-type="string">
            <text:p>|V|</text:p>
          </table:table-cell>
          <table:table-cell table:style-name="Default" office:value-type="string" calcext:value-type="string">
            <text:p>|E|</text:p>
          </table:table-cell>
          <table:table-cell table:style-name="Default" office:value-type="string" calcext:value-type="string">
            <text:p>K-core nodes</text:p>
          </table:table-cell>
          <table:table-cell table:style-name="Default" office:value-type="string" calcext:value-type="string">
            <text:p>|var|</text:p>
          </table:table-cell>
          <table:table-cell office:value-type="string" calcext:value-type="string">
            <text:p><text:s/>UB</text:p>
          </table:table-cell>
          <table:table-cell office:value-type="string" calcext:value-type="string">
            <text:p><text:s/>LB</text:p>
          </table:table-cell>
          <table:table-cell table:style-name="Default" office:value-type="string" calcext:value-type="string">
            <text:p><text:s/>ti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cebook_combined</text:p>
          </table:table-cell>
          <table:table-cell office:value-type="float" office:value="17" calcext:value-type="float">
            <text:p>17</text:p>
          </table:table-cell>
          <table:table-cell office:value-type="float" office:value="4039" calcext:value-type="float">
            <text:p>4.0E+03</text:p>
          </table:table-cell>
          <table:table-cell office:value-type="float" office:value="88234" calcext:value-type="float">
            <text:p>8.8E+04</text:p>
          </table:table-cell>
          <table:table-cell office:value-type="float" office:value="2061" calcext:value-type="float">
            <text:p>2.1E+03</text:p>
          </table:table-cell>
          <table:table-cell office:value-type="float" office:value="8078" calcext:value-type="float">
            <text:p>8.1E+03</text:p>
          </table:table-cell>
          <table:table-cell table:number-columns-repeated="2" office:value-type="float" office:value="472" calcext:value-type="float">
            <text:p>472</text:p>
          </table:table-cell>
          <table:table-cell office:value-type="float" office:value="9.33638286590576" calcext:value-type="float">
            <text:p>9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-CondMat</text:p>
          </table:table-cell>
          <table:table-cell office:value-type="float" office:value="4" calcext:value-type="float">
            <text:p>4</text:p>
          </table:table-cell>
          <table:table-cell office:value-type="float" office:value="23133" calcext:value-type="float">
            <text:p>2.3E+04</text:p>
          </table:table-cell>
          <table:table-cell office:value-type="float" office:value="93497" calcext:value-type="float">
            <text:p>9.3E+04</text:p>
          </table:table-cell>
          <table:table-cell office:value-type="float" office:value="13467" calcext:value-type="float">
            <text:p>1.3E+04</text:p>
          </table:table-cell>
          <table:table-cell office:value-type="float" office:value="46266" calcext:value-type="float">
            <text:p>4.6E+04</text:p>
          </table:table-cell>
          <table:table-cell office:value-type="float" office:value="474" calcext:value-type="float">
            <text:p>474</text:p>
          </table:table-cell>
          <table:table-cell office:value-type="float" office:value="473" calcext:value-type="float">
            <text:p>473</text:p>
          </table:table-cell>
          <table:table-cell office:value-type="float" office:value="8.57059907913208" calcext:value-type="float">
            <text:p>8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-HepPh</text:p>
          </table:table-cell>
          <table:table-cell office:value-type="float" office:value="4" calcext:value-type="float">
            <text:p>4</text:p>
          </table:table-cell>
          <table:table-cell office:value-type="float" office:value="12008" calcext:value-type="float">
            <text:p>1.2E+04</text:p>
          </table:table-cell>
          <table:table-cell office:value-type="float" office:value="118521" calcext:value-type="float">
            <text:p>1.2E+05</text:p>
          </table:table-cell>
          <table:table-cell office:value-type="float" office:value="6591" calcext:value-type="float">
            <text:p>6.6E+03</text:p>
          </table:table-cell>
          <table:table-cell office:value-type="float" office:value="24016" calcext:value-type="float">
            <text:p>2.4E+04</text:p>
          </table:table-cell>
          <table:table-cell table:number-columns-repeated="2" office:value-type="float" office:value="387" calcext:value-type="float">
            <text:p>387</text:p>
          </table:table-cell>
          <table:table-cell office:value-type="float" office:value="5.34450101852417" calcext:value-type="float">
            <text:p>5.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ghtkite_edges</text:p>
          </table:table-cell>
          <table:table-cell office:value-type="float" office:value="2" calcext:value-type="float">
            <text:p>2</text:p>
          </table:table-cell>
          <table:table-cell office:value-type="float" office:value="58228" calcext:value-type="float">
            <text:p>5.8E+04</text:p>
          </table:table-cell>
          <table:table-cell office:value-type="float" office:value="214078" calcext:value-type="float">
            <text:p>2.1E+05</text:p>
          </table:table-cell>
          <table:table-cell office:value-type="float" office:value="34706" calcext:value-type="float">
            <text:p>3.5E+04</text:p>
          </table:table-cell>
          <table:table-cell office:value-type="float" office:value="116456" calcext:value-type="float">
            <text:p>1.2E+05</text:p>
          </table:table-cell>
          <table:table-cell office:value-type="float" office:value="562" calcext:value-type="float">
            <text:p>562</text:p>
          </table:table-cell>
          <table:table-cell office:value-type="float" office:value="561" calcext:value-type="float">
            <text:p>561</text:p>
          </table:table-cell>
          <table:table-cell office:value-type="float" office:value="18.0135200023651" calcext:value-type="float">
            <text:p>18.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fb-Northeastern19</text:p>
          </table:table-cell>
          <table:table-cell office:value-type="float" office:value="33" calcext:value-type="float">
            <text:p>33</text:p>
          </table:table-cell>
          <table:table-cell office:value-type="float" office:value="13882" calcext:value-type="float">
            <text:p>1.4E+04</text:p>
          </table:table-cell>
          <table:table-cell office:value-type="float" office:value="381934" calcext:value-type="float">
            <text:p>3.8E+05</text:p>
          </table:table-cell>
          <table:table-cell office:value-type="float" office:value="7008" calcext:value-type="float">
            <text:p>7.0E+03</text:p>
          </table:table-cell>
          <table:table-cell office:value-type="float" office:value="27764" calcext:value-type="float">
            <text:p>2.8E+04</text:p>
          </table:table-cell>
          <table:table-cell office:value-type="float" office:value="619" calcext:value-type="float">
            <text:p>619</text:p>
          </table:table-cell>
          <table:table-cell office:value-type="float" office:value="576" calcext:value-type="float">
            <text:p>576</text:p>
          </table:table-cell>
          <table:table-cell office:value-type="float" office:value="3602.62707042694" calcext:value-type="float">
            <text:p>3602.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fb-Syracuse56</text:p>
          </table:table-cell>
          <table:table-cell office:value-type="float" office:value="46" calcext:value-type="float">
            <text:p>46</text:p>
          </table:table-cell>
          <table:table-cell office:value-type="float" office:value="13653" calcext:value-type="float">
            <text:p>1.4E+04</text:p>
          </table:table-cell>
          <table:table-cell office:value-type="float" office:value="543982" calcext:value-type="float">
            <text:p>5.4E+05</text:p>
          </table:table-cell>
          <table:table-cell office:value-type="float" office:value="6985" calcext:value-type="float">
            <text:p>7.0E+03</text:p>
          </table:table-cell>
          <table:table-cell office:value-type="float" office:value="27306" calcext:value-type="float">
            <text:p>2.7E+04</text:p>
          </table:table-cell>
          <table:table-cell office:value-type="float" office:value="787" calcext:value-type="float">
            <text:p>787</text:p>
          </table:table-cell>
          <table:table-cell office:value-type="float" office:value="646" calcext:value-type="float">
            <text:p>646</text:p>
          </table:table-cell>
          <table:table-cell office:value-type="float" office:value="3603.47048044205" calcext:value-type="float">
            <text:p>3603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walla_edges</text:p>
          </table:table-cell>
          <table:table-cell office:value-type="float" office:value="3" calcext:value-type="float">
            <text:p>3</text:p>
          </table:table-cell>
          <table:table-cell office:value-type="float" office:value="196591" calcext:value-type="float">
            <text:p>2.0E+05</text:p>
          </table:table-cell>
          <table:table-cell office:value-type="float" office:value="950327" calcext:value-type="float">
            <text:p>9.5E+05</text:p>
          </table:table-cell>
          <table:table-cell office:value-type="float" office:value="106417" calcext:value-type="float">
            <text:p>1.1E+05</text:p>
          </table:table-cell>
          <table:table-cell office:value-type="float" office:value="393182" calcext:value-type="float">
            <text:p>3.9E+05</text:p>
          </table:table-cell>
          <table:table-cell office:value-type="float" office:value="883.916666667006" calcext:value-type="float">
            <text:p>883.916666667006</text:p>
          </table:table-cell>
          <table:table-cell office:value-type="float" office:value="882" calcext:value-type="float">
            <text:p>882</text:p>
          </table:table-cell>
          <table:table-cell office:value-type="float" office:value="88.4932074546814" calcext:value-type="float">
            <text:p>88.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-dblp.ungraph</text:p>
          </table:table-cell>
          <table:table-cell office:value-type="float" office:value="3" calcext:value-type="float">
            <text:p>3</text:p>
          </table:table-cell>
          <table:table-cell office:value-type="float" office:value="317080" calcext:value-type="float">
            <text:p>3.2E+05</text:p>
          </table:table-cell>
          <table:table-cell office:value-type="float" office:value="1049866" calcext:value-type="float">
            <text:p>1.0E+06</text:p>
          </table:table-cell>
          <table:table-cell office:value-type="float" office:value="204031" calcext:value-type="float">
            <text:p>2.0E+05</text:p>
          </table:table-cell>
          <table:table-cell office:value-type="float" office:value="634160" calcext:value-type="float">
            <text:p>6.3E+05</text:p>
          </table:table-cell>
          <table:table-cell office:value-type="float" office:value="832" calcext:value-type="float">
            <text:p>832</text:p>
          </table:table-cell>
          <table:table-cell office:value-type="float" office:value="820" calcext:value-type="float">
            <text:p>820</text:p>
          </table:table-cell>
          <table:table-cell office:value-type="float" office:value="111.24875831604" calcext:value-type="float">
            <text:p>111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oogle out of memory</text:p>
          </table:table-cell>
          <table:table-cell/>
          <table:table-cell office:value-type="float" office:value="875713" calcext:value-type="float">
            <text:p>8.8E+05</text:p>
          </table:table-cell>
          <table:table-cell office:value-type="float" office:value="4322051" calcext:value-type="float">
            <text:p>4.3E+06</text:p>
          </table:table-cell>
          <table:table-cell office:value-type="float" office:value="492655" calcext:value-type="float">
            <text:p>4.9E+05</text:p>
          </table:table-cell>
          <table:table-cell table:number-columns-repeated="4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-catster.e</text:p>
          </table:table-cell>
          <table:table-cell office:value-type="float" office:value="21" calcext:value-type="float">
            <text:p>21</text:p>
          </table:table-cell>
          <table:table-cell office:value-type="float" office:value="149700" calcext:value-type="float">
            <text:p>1.5E+05</text:p>
          </table:table-cell>
          <table:table-cell office:value-type="float" office:value="5449275" calcext:value-type="float">
            <text:p>5.4E+06</text:p>
          </table:table-cell>
          <table:table-cell office:value-type="float" office:value="78978" calcext:value-type="float">
            <text:p>7.9E+04</text:p>
          </table:table-cell>
          <table:table-cell office:value-type="float" office:value="299400" calcext:value-type="float">
            <text:p>3.0E+05</text:p>
          </table:table-cell>
          <table:table-cell office:value-type="float" office:value="609" calcext:value-type="float">
            <text:p>609</text:p>
          </table:table-cell>
          <table:table-cell office:value-type="float" office:value="603" calcext:value-type="float">
            <text:p>603</text:p>
          </table:table-cell>
          <table:table-cell office:value-type="float" office:value="2398.42720007896" calcext:value-type="float">
            <text:p>2398.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gster out of memory</text:p>
          </table:table-cell>
          <table:table-cell/>
          <table:table-cell office:value-type="float" office:value="426820" calcext:value-type="float">
            <text:p>4.3E+05</text:p>
          </table:table-cell>
          <table:table-cell office:value-type="float" office:value="8546581" calcext:value-type="float">
            <text:p>8.5E+06</text:p>
          </table:table-cell>
          <table:table-cell office:value-type="float" office:value="214658" calcext:value-type="float">
            <text:p>2.1E+05</text:p>
          </table:table-cell>
          <table:table-cell table:number-columns-repeated="4" office:value-type="string" calcext:value-type="string">
            <text:p>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c-twitter-higgs.e</text:p>
          </table:table-cell>
          <table:table-cell office:value-type="float" office:value="17" calcext:value-type="float">
            <text:p>17</text:p>
          </table:table-cell>
          <table:table-cell office:value-type="float" office:value="456631" calcext:value-type="float">
            <text:p>4.6E+05</text:p>
          </table:table-cell>
          <table:table-cell office:value-type="float" office:value="12508465" calcext:value-type="float">
            <text:p>1.3E+07</text:p>
          </table:table-cell>
          <table:table-cell office:value-type="float" office:value="231420" calcext:value-type="float">
            <text:p>2.3E+05</text:p>
          </table:table-cell>
          <table:table-cell office:value-type="float" office:value="913262" calcext:value-type="float">
            <text:p>9.1E+05</text:p>
          </table:table-cell>
          <table:table-cell office:value-type="float" office:value="933" calcext:value-type="float">
            <text:p>933</text:p>
          </table:table-cell>
          <table:table-cell office:value-type="float" office:value="904" calcext:value-type="float">
            <text:p>904</text:p>
          </table:table-cell>
          <table:table-cell office:value-type="float" office:value="3706.65577197075" calcext:value-type="float">
            <text:p>3706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b-hudong.e</text:p>
          </table:table-cell>
          <table:table-cell office:value-type="float" office:value="5" calcext:value-type="float">
            <text:p>5</text:p>
          </table:table-cell>
          <table:table-cell office:value-type="float" office:value="1984484" calcext:value-type="float">
            <text:p>2.0E+06</text:p>
          </table:table-cell>
          <table:table-cell office:value-type="float" office:value="14615608" calcext:value-type="float">
            <text:p>1.5E+07</text:p>
          </table:table-cell>
          <table:table-cell office:value-type="float" office:value="0" calcext:value-type="float">
            <text:p>0.0E+00</text:p>
          </table:table-cell>
          <table:table-cell office:value-type="float" office:value="3968968" calcext:value-type="float">
            <text:p>4.0E+06</text:p>
          </table:table-cell>
          <table:table-cell office:value-type="float" office:value="1082967.0350542" calcext:value-type="float">
            <text:p>1082967.0350542</text:p>
          </table:table-cell>
          <table:table-cell office:value-type="float" office:value="1082893" calcext:value-type="float">
            <text:p>1082893</text:p>
          </table:table-cell>
          <table:table-cell office:value-type="float" office:value="2295.83396863937" calcext:value-type="float">
            <text:p>2295.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4">00/00/0000</text:date>, <text:time style:data-style-name="N2" text:time-value="11:37:45.0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4T11:25:09.070000000</meta:creation-date>
    <dc:date>2021-09-04T11:38:48.757000000</dc:date>
    <meta:editing-duration>PT4M33S</meta:editing-duration>
    <meta:editing-cycles>3</meta:editing-cycles>
    <meta:generator>LibreOffice/7.1.2.2$Windows_X86_64 LibreOffice_project/8a45595d069ef5570103caea1b71cc9d82b2aae4</meta:generator>
    <meta:document-statistic meta:table-count="1" meta:cell-count="136" meta:object-count="0"/>
  </office:meta>
</office:document-meta>
</file>